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2" svg:font-family="Arial" style:font-family-generic="system" style:font-pitch="variable"/>
    <style:font-face style:name="Arial Narrow2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Таблица1" style:family="table">
      <style:table-properties style:width="19.547cm" fo:margin-left="0.025cm" fo:margin-right="0.021cm" fo:margin-top="0cm" fo:margin-bottom="0cm" fo:break-before="page" table:align="margins" style:shadow="none"/>
    </style:style>
    <style:style style:name="Таблица1.A" style:family="table-column">
      <style:table-column-properties style:column-width="5.024cm" style:rel-column-width="2848*"/>
    </style:style>
    <style:style style:name="Таблица1.B" style:family="table-column">
      <style:table-column-properties style:column-width="14.524cm" style:rel-column-width="8234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" fo:background-color="#ffffff" fo:padding="0.101cm" fo:border-left="none" fo:border-right="none" fo:border-top="none" fo:border-bottom="0.002cm solid #999999">
        <style:background-image/>
      </style:table-cell-properties>
    </style:style>
    <style:style style:name="Таблица1.A2" style:family="table-cell">
      <style:table-cell-properties style:vertical-align="" fo:background-color="#ffffff" fo:padding="0.101cm" fo:border="none">
        <style:background-image/>
      </style:table-cell-properties>
    </style:style>
    <style:style style:name="Таблица2" style:family="table">
      <style:table-properties style:width="19.57cm" fo:margin-left="0.002cm" fo:margin-right="0.021cm" fo:margin-top="0cm" fo:margin-bottom="0cm" table:align="margins" style:shadow="none"/>
    </style:style>
    <style:style style:name="Таблица2.A" style:family="table-column">
      <style:table-column-properties style:column-width="5.046cm" style:rel-column-width="2861*"/>
    </style:style>
    <style:style style:name="Таблица2.B" style:family="table-column">
      <style:table-column-properties style:column-width="14.524cm" style:rel-column-width="8234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" fo:background-color="#ffffff" fo:padding="0.101cm" fo:border-left="none" fo:border-right="none" fo:border-top="none" fo:border-bottom="0.002cm solid #999999">
        <style:background-image/>
      </style:table-cell-properties>
    </style:style>
    <style:style style:name="Таблица2.A2" style:family="table-cell">
      <style:table-cell-properties style:vertical-align="" fo:background-color="#ffffff" fo:padding="0.101cm" fo:border="none">
        <style:background-image/>
      </style:table-cell-properties>
    </style:style>
    <style:style style:name="Таблица3" style:family="table">
      <style:table-properties style:width="19.57cm" fo:margin-left="0.002cm" fo:margin-right="0.021cm" fo:margin-top="0cm" fo:margin-bottom="0cm" fo:break-before="page" table:align="margins" style:shadow="none"/>
    </style:style>
    <style:style style:name="Таблица3.A" style:family="table-column">
      <style:table-column-properties style:column-width="2.023cm" style:rel-column-width="1147*"/>
    </style:style>
    <style:style style:name="Таблица3.B" style:family="table-column">
      <style:table-column-properties style:column-width="3.023cm" style:rel-column-width="1714*"/>
    </style:style>
    <style:style style:name="Таблица3.C" style:family="table-column">
      <style:table-column-properties style:column-width="14.524cm" style:rel-column-width="8234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" fo:background-color="#ffffff" fo:padding="0.101cm" fo:border-left="none" fo:border-right="none" fo:border-top="none" fo:border-bottom="0.002cm solid #999999">
        <style:background-image/>
      </style:table-cell-properties>
    </style:style>
    <style:style style:name="Таблица3.A2" style:family="table-cell">
      <style:table-cell-properties style:vertical-align="" fo:background-color="#ffffff" fo:padding="0.101cm" fo:border="none">
        <style:background-image/>
      </style:table-cell-properties>
    </style:style>
    <style:style style:name="Таблица3.3" style:family="table-row">
      <style:table-row-properties style:min-row-height="0.776cm" style:keep-together="true" fo:keep-together="auto"/>
    </style:style>
    <style:style style:name="Таблица5" style:family="table">
      <style:table-properties style:width="19.593cm" table:align="margins" style:shadow="none"/>
    </style:style>
    <style:style style:name="Таблица5.A" style:family="table-column">
      <style:table-column-properties style:column-width="19.593cm" style:rel-column-width="65535*"/>
    </style:style>
    <style:style style:name="Таблица5.A1" style:family="table-cell">
      <style:table-cell-properties fo:padding="0.101cm" fo:border-left="none" fo:border-right="none" fo:border-top="none" fo:border-bottom="0.002cm solid #999999"/>
    </style:style>
    <style:style style:name="Таблица4" style:family="table" style:master-page-name="Standard">
      <style:table-properties style:width="19.593cm" style:page-number="auto" table:align="margins" style:shadow="none"/>
    </style:style>
    <style:style style:name="Таблица4.A" style:family="table-column">
      <style:table-column-properties style:column-width="19.593cm" style:rel-column-width="11108*"/>
    </style:style>
    <style:style style:name="Таблица4.A1" style:family="table-cell">
      <style:table-cell-properties fo:background-color="transparent" fo:padding="0.101cm" fo:border-left="none" fo:border-right="none" fo:border-top="none" fo:border-bottom="0.002cm solid #999999">
        <style:background-image/>
      </style:table-cell-properties>
    </style:style>
    <style:style style:name="Таблица6" style:family="table">
      <style:table-properties style:width="19.593cm" fo:break-before="page" table:align="margins" style:shadow="none"/>
    </style:style>
    <style:style style:name="Таблица6.A" style:family="table-column">
      <style:table-column-properties style:column-width="19.593cm" style:rel-column-width="65535*"/>
    </style:style>
    <style:style style:name="Таблица6.A1" style:family="table-cell">
      <style:table-cell-properties fo:padding="0.101cm" fo:border-left="none" fo:border-right="none" fo:border-top="none" fo:border-bottom="0.002cm solid #999999"/>
    </style:style>
    <style:style style:name="P1" style:family="paragraph" style:parent-style-name="Table_20_Contents">
      <style:text-properties style:font-name="Arial Narrow1"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Arial Narrow1"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 Narrow1" fo:font-size="20pt" style:font-size-asian="20pt" style:font-size-complex="20pt"/>
    </style:style>
    <style:style style:name="P4" style:family="paragraph" style:parent-style-name="Standard">
      <style:paragraph-properties fo:line-height="110%"/>
      <style:text-properties style:font-name="Arial1" fo:font-size="12pt" style:font-name-asian="Arial2" style:font-size-asian="12pt" style:font-name-complex="Arial2" style:font-size-complex="12pt"/>
    </style:style>
    <style:style style:name="P5" style:family="paragraph" style:parent-style-name="Standard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6" style:family="paragraph" style:parent-style-name="Standard">
      <style:paragraph-properties fo:line-height="110%"/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P7" style:family="paragraph" style:parent-style-name="Standard">
      <style:paragraph-properties fo:line-height="110%"/>
      <style:text-properties style:font-name="Arial1" fo:font-size="8pt" style:font-name-asian="Arial2" style:font-size-asian="8pt" style:font-name-complex="Arial2" style:font-size-complex="8pt"/>
    </style:style>
    <style:style style:name="P8" style:family="paragraph" style:parent-style-name="Standard">
      <style:paragraph-properties fo:line-height="110%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10%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 Narrow1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line-height="110%"/>
      <style:text-properties style:font-name="Arial Narrow1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Arial1" style:font-name-asian="Arial2" style:font-name-complex="Arial2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Arial1" fo:font-size="12pt" style:font-name-asian="Arial2" style:font-size-asian="12pt" style:font-name-complex="Arial2" style:font-size-complex="12pt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Arial1" style:font-name-asian="Arial2" style:font-name-complex="Arial2"/>
    </style:style>
    <style:style style:name="P18" style:family="paragraph" style:parent-style-name="Standard">
      <style:paragraph-properties fo:margin-top="0.423cm" fo:margin-bottom="0cm" fo:line-height="110%"/>
    </style:style>
    <style:style style:name="P19" style:family="paragraph" style:parent-style-name="Standard">
      <style:paragraph-properties fo:margin-top="0.423cm" fo:margin-bottom="0.423cm" fo:line-height="110%"/>
    </style:style>
    <style:style style:name="T1" style:family="text">
      <style:text-properties style:font-name="Arial Narrow" fo:font-size="20pt" style:font-name-asian="Arial Narrow2" style:font-size-asian="20pt" style:font-name-complex="Arial Narrow2" style:font-size-complex="20pt"/>
    </style:style>
    <style:style style:name="T2" style:family="text">
      <style:text-properties style:font-name="Arial Narrow" fo:font-size="20pt" fo:font-weight="bold" style:font-name-asian="Arial Narrow2" style:font-size-asian="20pt" style:font-weight-asian="bold" style:font-name-complex="Arial Narrow2" style:font-size-complex="20pt" style:font-weight-complex="bold"/>
    </style:style>
    <style:style style:name="T3" style:family="text">
      <style:text-properties style:font-name="Arial1" style:font-name-asian="Arial2" style:font-name-complex="Arial2"/>
    </style:style>
    <style:style style:name="T4" style:family="text">
      <style:text-properties style:font-name="Arial1" fo:font-size="12pt" style:font-name-asian="Arial2" style:font-size-asian="12pt" style:font-name-complex="Arial2" style:font-size-complex="12pt"/>
    </style:style>
    <style:style style:name="T5" style:family="text">
      <style:text-properties style:font-name="Arial1" fo:font-size="12pt" style:text-underline-style="solid" style:text-underline-width="auto" style:text-underline-color="font-color" fo:font-weight="bold" style:font-name-asian="Arial2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7" style:family="text">
      <style:text-properties style:font-name="Arial1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8" style:family="text">
      <style:text-properties style:font-name="Arial1" style:text-underline-style="solid" style:text-underline-width="auto" style:text-underline-color="font-color" style:font-name-asian="Arial2" style:font-name-complex="Arial2"/>
    </style:style>
    <style:style style:name="T9" style:family="text"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T10" style:family="text"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11" style:family="text">
      <style:text-properties fo:font-size="12pt" style:text-underline-style="solid" style:text-underline-width="auto" style:text-underline-color="font-color" fo:font-weight="bold" style:font-name-asian="Arial2" style:font-size-asian="12pt" style:font-weight-asian="bold" style:font-name-complex="Arial2" style:font-size-complex="12pt" style:font-weight-complex="bold"/>
    </style:style>
    <style:style style:name="T12" style:family="text">
      <style:text-properties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13" style:family="text">
      <style:text-properties fo:color="#666666" style:font-name="Arial1" style:font-name-asian="Arial2" style:font-name-complex="Arial2"/>
    </style:style>
    <style:style style:name="T14" style:family="text">
      <style:text-properties fo:color="#666666" style:font-name="Arial1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15" style:family="text">
      <style:text-properties fo:color="#666666" style:font-name="Arial1" fo:font-size="12pt" style:text-underline-style="solid" style:text-underline-width="auto" style:text-underline-color="font-color" fo:font-weight="normal" style:font-name-asian="Arial2" style:font-size-asian="12pt" style:font-weight-asian="normal" style:font-name-complex="Arial2" style:font-size-complex="12pt" style:font-weight-complex="normal"/>
    </style:style>
    <style:style style:name="T16" style:family="text">
      <style:text-properties fo:color="#666666" fo:font-size="12pt" style:text-underline-style="solid" style:text-underline-width="auto" style:text-underline-color="font-color" fo:font-weight="normal" style:font-name-asian="Arial2" style:font-size-asian="12pt" style:font-weight-asian="normal" style:font-name-complex="Arial2" style:font-size-complex="12pt" style:font-weight-complex="normal"/>
    </style:style>
    <style:style style:name="T17" style:family="text">
      <style:text-properties fo:color="#666666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18" style:family="text">
      <style:text-properties fo:color="#666666" style:font-name="Arial Narrow1" fo:font-size="12pt" style:text-underline-style="solid" style:text-underline-width="auto" style:text-underline-color="font-color" style:font-name-asian="Arial2" style:font-size-asian="12pt" style:font-name-complex="Arial2" style:font-size-complex="12pt"/>
    </style:style>
    <style:style style:name="T19" style:family="text">
      <style:text-properties fo:color="#666666" style:font-name="Arial Narrow1" fo:font-size="12pt" style:font-name-asian="Arial2" style:font-size-asian="12pt" style:font-name-complex="Arial2" style:font-size-complex="12pt"/>
    </style:style>
    <style:style style:name="T20" style:family="text">
      <style:text-properties fo:color="#98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21" style:family="text">
      <style:text-properties style:font-name="Arial" fo:font-size="20pt" fo:font-weight="bold" style:font-name-asian="Arial Narrow2" style:font-size-asian="20pt" style:font-weight-asian="bold" style:font-name-complex="Arial Narrow2" style:font-size-complex="20pt" style:font-weight-complex="bold"/>
    </style:style>
    <style:style style:name="T22" style:family="text">
      <style:text-properties style:font-name="Arial" style:font-name-asian="Arial Narrow2" style:font-name-complex="Arial Narrow2"/>
    </style:style>
    <style:style style:name="T23" style:family="text">
      <style:text-properties style:font-name="Arial" fo:font-size="8pt" fo:font-weight="bold" style:font-name-asian="Arial Narrow2" style:font-size-asian="8pt" style:font-weight-asian="bold" style:font-name-complex="Arial Narrow2" style:font-size-complex="8pt" style:font-weight-complex="bold"/>
    </style:style>
    <style:style style:name="T24" style:family="text">
      <style:text-properties style:font-name="Arial Narrow1" fo:font-size="4pt" style:font-name-asian="Arial Narrow2" style:font-size-asian="4pt" style:font-name-complex="Arial Narrow2" style:font-size-complex="4pt"/>
    </style:style>
    <style:style style:name="T25" style:family="text">
      <style:text-properties style:font-name="Arial Narrow1" fo:font-size="4pt" style:text-underline-style="solid" style:text-underline-width="auto" style:text-underline-color="font-color" style:font-name-asian="Arial Narrow2" style:font-size-asian="4pt" style:font-name-complex="Arial Narrow2" style:font-size-complex="4pt"/>
    </style:style>
    <style:style style:name="T26" style:family="text">
      <style:text-properties style:font-name="Arial Narrow1" fo:font-size="12pt" style:text-underline-style="solid" style:text-underline-width="auto" style:text-underline-color="font-color" fo:font-weight="bold" style:font-name-asian="Arial2" style:font-size-asian="12pt" style:font-weight-asian="bold" style:font-name-complex="Arial2" style:font-size-complex="12pt" style:font-weight-complex="bold"/>
    </style:style>
    <style:style style:name="T27" style:family="text">
      <style:text-properties style:font-name="Arial Narrow1" fo:font-size="12pt" style:font-name-asian="Arial2" style:font-size-asian="12pt" style:font-name-complex="Arial2" style:font-size-complex="12pt"/>
    </style:style>
    <style:style style:name="T28" style:family="text">
      <style:text-properties style:font-name="Arial Narrow1" fo:font-size="8pt" style:text-underline-style="solid" style:text-underline-width="auto" style:text-underline-color="font-color" style:font-name-asian="Arial Narrow2" style:font-size-asian="8pt" style:font-name-complex="Arial Narrow2" style:font-size-complex="8pt"/>
    </style:style>
    <style:style style:name="T29" style:family="text">
      <style:text-properties style:font-name="Arial Narrow1" fo:font-size="8pt" style:font-name-asian="Arial Narrow2" style:font-size-asian="8pt" style:font-name-complex="Arial Narrow2" style:font-size-complex="8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fo:font-size="4pt" style:font-size-asian="4pt" style:font-size-complex="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">МИЛЬЧЕНКО ОЛЕКСАНДР КОСТЯНТИНОВИЧ</text:p>
          </table:table-cell>
        </table:table-row>
      </table:table>
      <text:p text:style-name="P10"><text:span text:style-name="T29"><text:line-break/></text:span><text:span text:style-name="T26">javascript/java developer</text:span><text:span text:style-name="T18"> | </text:span><text:span text:style-name="T26">mobile developer</text:span><text:span text:style-name="T27"> </text:span><text:span text:style-name="T19">| </text:span><text:span text:style-name="T26">full-stack developer<text:line-break/></text:span><text:span text:style-name="T28"><text:line-break/></text:span><text:span text:style-name="T3">Software engineer з комерційним досвідом розробки з 2005 року. Основний фокус і сильна сторона - створення програмних продуктів з нуля, включно з проєктуванням архітектури та реалізацією повного технологічного стеку. Маю практичний досвід повного циклу розробки та здатний самостійно доводити проєкт від технічної концепції до production-релізу. <text:line-break/></text:span></text:p>
      <text:p text:style-name="P11"><text:span text:style-name="T3">Водночас найбільш ефективно працюю в командній моделі, де комунікація із замовником та управління вимогами здійснюється проєктним менеджером або аналітиком. Такий підхід допомагає уникати спотворення вимог і дозволяє повністю зосередитися на інженерних завданнях - архітектурі, реалізації та довгостроковій технічній стабільності рішення.</text:span></text:p>
      <text:p text:style-name="P6"/>
      <text:p text:style-name="P11"><text:span text:style-name="T3">Переважно працюю в українських інженерних командах, де налагоджена чітка професійна комунікація та спільна робоча мова всередині команди. У командній розробці вважаю важливою наявність єдиного технічного й комунікаційного контексту, що позитивно впливає на якість рішень, швидкість розробки та передбачуваність результату.</text:span></text:p>
      <text:p text:style-name="P6"/>
      <text:p text:style-name="P8"><text:span text:style-name="T10">Комфортно працюю як самостійно, так і в складі організованих команд із чітко визначеними ролями та процесами. Надаю перевагу моделям співпраці, у яких компанія виступає повноцінною відповідальною стороною проєкту, забезпечуючи координацію, підтримку процесів і відповідальність за результат, а не перекладаючи управлінські чи клієнтські функції на розробників.</text:span><text:span text:style-name="T4"><text:line-break/>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">ОСНОВНИЙ ІНЖЕНЕРНИЙ ФОКУС</text:p>
          </table:table-cell>
        </table:table-row>
      </table:table>
      <text:p text:style-name="P11"><text:span text:style-name="T3"><text:line-break/>Інженерна діяльність зосереджена на побудові прикладних систем, у яких бізнес-логіка, архітектура та інфраструктура формують узгоджену й керовану структуру. Під час розробки ключове значення має не лише реалізація функціональності, а й стійкість моделі продукту до розширення та змін вимог.</text:span></text:p>
      <text:p text:style-name="P6"/>
      <text:p text:style-name="P11"><text:span text:style-name="T3">Практичний досвід включає проєктування та реалізацію web, mobile та enterprise рішень у різних доменах: фінтех і банківські системи, streaming-платформи, системи безпеки, логістика, SaaS-продукти та корпоративні адміністративні сервіси. Робота з рішеннями, що потребують високої стабільності, контролю доступу, аудиту дій, обробки real-time даних та інтеграції із зовнішніми сервісами.</text:span></text:p>
      <text:p text:style-name="P6"/>
      <text:p text:style-name="P11"><text:span text:style-name="T3">Залежно від завдань застосовувалися як модульні монолітні архітектури, так і мікросервісні підходи. Використання Domain-Driven Design, CQRS і подієвих принципів організації логіки дозволяло структурувати доменну модель, знижувати зв’язаність компонентів і керувати еволюцією системи без руйнування її внутрішньої цілісності.</text:span></text:p>
      <text:p text:style-name="P6"/>
      <text:p text:style-name="P8"><text:span text:style-name="T10">Практика включає побудову систем із розмежуванням прав доступу, управлінням сесіями, аудит-логуванням, інтеграцією механізмів перевірки безпеки та взаємодією із зовнішніми API. У пріоритеті - передбачуваність поведінки системи, контрольованість змін і інженерна дисципліна під час масштабування. Підхід до розробки базується на прагматизмі та відповідальності за довгостроковий стан продукту: кожне архітектурне рішення оцінюється з точки зору його впливу на подальший розвиток системи.<text:line-break/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2">МОВИ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14"><text:span text:style-name="T6">УКРАЇНСЬКА</text:span></text:p>
          </table:table-cell>
          <table:table-cell table:style-name="Таблица1.A2" office:value-type="string">
            <text:p text:style-name="P14"><text:span text:style-name="T3">Усна та письмова комунікація.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РОСІЙСЬКА</text:span></text:p>
          </table:table-cell>
          <table:table-cell table:style-name="Таблица1.A2" office:value-type="string">
            <text:p text:style-name="P14"><text:span text:style-name="T3">Вільне володіння, усна та письмова комунікація.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АНГЛІЙСЬКА</text:span></text:p>
          </table:table-cell>
          <table:table-cell table:style-name="Таблица1.A2" office:value-type="string">
            <text:p text:style-name="P14"><text:span text:style-name="T3">Технічне читання та письмова комунікація (working proficiency).</text:span></text:p>
          </table:table-cell>
        </table:table-row>
      </table:table>
      <text:p text:style-name="P7"/>
      <text:p text:style-name="P8"><text:span text:style-name="T3">Основні мови прямої комунікації - Українська та/або російська. Усередині команди дотримуюся принципу ефективності та швидкості взаємодії без ідеологічних чи формальних обмежень. Працюю в інженерній моделі з чітким розподілом ролей: розробник відповідає за архітектуру та реалізацію, а взаємодія із зовнішніми стейкхолдерами здійснюється через виділені управлінські ролі. Орієнтований на українські інженерні команди з вибудованими процесами та професійною субординацією.</text:span></text:p>
      <text:p text:style-name="P18"><text:span text:style-name="T20">Не розглядаю співпрацю з компаніями, пов’язаними з країною-агресором, а також із проєктами із сірої або етично суперечливої зони (gambling, adult-індустрія тощо).<text:line-break/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13">НАВИЧКИ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8"><text:span text:style-name="T6">МОВИ ПРОГРАМУВАННЯ</text:span></text:p>
          </table:table-cell>
          <table:table-cell table:style-name="Таблица2.A2" office:value-type="string">
            <text:p text:style-name="P8"><text:span text:style-name="T3">JavaScript/TypeScript, Java</text:span></text:p>
            <text:p text:style-name="P15"/>
          </table:table-cell>
        </table:table-row>
        <table:table-row table:style-name="Таблица2.1">
          <table:table-cell table:style-name="Таблица2.A2" office:value-type="string">
            <text:p text:style-name="P8"><text:span text:style-name="T6">FRONT-END</text:span><text:span text:style-name="T4"> <text:s text:c="12"/></text:span></text:p>
          </table:table-cell>
          <table:table-cell table:style-name="Таблица2.A2" office:value-type="string">
            <text:p text:style-name="P8"><text:span text:style-name="T3">ReactJS (SSR/CSR), NextJS, Redux, Flux, React Hooks, Context API, React Router, React-Native, Expo.IO, jQuery, Bootstrap, Ant Design, Material UI, CSSS/CSS, Stylus, Jade/Pug, Webpack, Babel, Gulp, AJAX</text:span></text:p>
            <text:p text:style-name="P15"/>
          </table:table-cell>
        </table:table-row>
        <table:table-row table:style-name="Таблица2.1">
          <table:table-cell table:style-name="Таблица2.A2" office:value-type="string">
            <text:p text:style-name="P8"><text:span text:style-name="T6">BACK-END</text:span><text:span text:style-name="T4"> <text:s text:c="12"/></text:span></text:p>
            <text:p text:style-name="P16"/>
          </table:table-cell>
          <table:table-cell table:style-name="Таблица2.A2" office:value-type="string">
            <text:p text:style-name="P8"><text:span text:style-name="T3">NodeJS, ExpressJS, Spring Boot, Laravel, GraphQL, REST/API, WebSockets, Axon Server/Framework, Middleware Architecture, API Design, Authentication &amp; Authorization, JWT, OAuth2, Session Management, ACL/RBAC, Audit Logging, Security Engineering, Validators, ImageMagick, Wowza Streaming Engine, Google API, Google Maps/Geolocation API, Telegram API, Facebook API, VK API</text:span></text:p>
          </table:table-cell>
        </table:table-row>
        <table:table-row table:style-name="Таблица2.1">
          <table:table-cell table:style-name="Таблица2.A2" office:value-type="string">
            <text:p text:style-name="P8"><text:span text:style-name="T6">АРХІТЕКТУРА ТА ІНЖЕНЕРНІ ПРАКТИКИ</text:span></text:p>
            <text:p text:style-name="P16"/>
          </table:table-cell>
          <table:table-cell table:style-name="Таблица2.A2" office:value-type="string">
            <text:p text:style-name="P8"><text:span text:style-name="T3">Domain-Driven Design (DDD), CQRS, Event Sourcing, Clean Architecture, Hexagonal Architecture, Layered Architecture, Microservices Architecture, Event-Driven Architecture, SOLID Principles, System Architecture Design, Full-cycle Product Development, Legacy System Modernization, Refactoring, Performance Optimization, Integration Architecture, Technical Documentation, Sprint-based Development (Agile), Team Leadership, Monorepo / Multi-repo Strategy, Real-time Systems, Media Streaming Architecture, Video Processing Pipelines</text:span></text:p>
            <text:p text:style-name="P15"/>
          </table:table-cell>
        </table:table-row>
        <table:table-row table:style-name="Таблица2.1">
          <table:table-cell table:style-name="Таблица2.A2" office:value-type="string">
            <text:p text:style-name="P8"><text:span text:style-name="T6">БАЗИ ДАНИХ</text:span><text:span text:style-name="T4"> <text:s text:c="8"/></text:span></text:p>
            <text:p text:style-name="P8"><text:span text:style-name="T6">ІНФРАСТРУКТУРА ТА ДОСТАВКА</text:span></text:p>
            <text:p text:style-name="P16"/>
          </table:table-cell>
          <table:table-cell table:style-name="Таблица2.A2" office:value-type="string">
            <text:p text:style-name="P8"><text:span text:style-name="T3">MySQL, MariaDB, PostgreSQL, MongoDB, SQLite, Redis, InterBase/Firebird, </text:span></text:p>
            <text:p text:style-name="P8"><text:span text:style-name="T3">Docker, AWS S3, CDN, CI/CD, Linux, Nginx, Environment Configuration (.env), Reverse ProxyGateway, CORS Configuration, App Store Release Management, Google Play Release Management</text:span></text:p>
            <text:p text:style-name="P15"/>
          </table:table-cell>
        </table:table-row>
      </table:table>
      <text:p text:style-name="Standard"><text:span text:style-name="T1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columns-spanned="3" office:value-type="string">
            <text:p text:style-name="P12">ДОСВІД (20+ років)</text:p>
          </table:table-cell>
          <table:covered-table-cell/>
          <table:covered-table-cell/>
        </table:table-row>
        <table:table-row table:style-name="Таблица3.1">
          <table:table-cell table:style-name="Таблица3.A2" office:value-type="string">
            <text:p text:style-name="Standard"><text:span text:style-name="T6">2022</text:span></text:p>
          </table:table-cell>
          <table:table-cell table:style-name="Таблица3.A2" office:value-type="string">
            <text:p text:style-name="P9"><text:span text:style-name="T4">червень</text:span></text:p>
          </table:table-cell>
          <table:table-cell table:style-name="Таблица3.A2" office:value-type="string">
            <text:p text:style-name="Standard"><text:span text:style-name="T6">ARGUS SOFT</text:span></text:p>
            <text:p text:style-name="Standard"><text:span text:style-name="T8">javascript/java</text:span><text:span text:style-name="T13"> | </text:span><text:span text:style-name="T8">mobile developer</text:span><text:span text:style-name="T13"> | </text:span><text:span text:style-name="T8">full-stack developer</text:span><text:span text:style-name="T13"> | </text:span><text:span text:style-name="T8">teamleader</text:span></text:p>
            <text:p text:style-name="Standard"><text:span text:style-name="T13">3 роки 9 місяців</text:span></text:p>
          </table:table-cell>
        </table:table-row>
        <table:table-row table:style-name="Таблица3.3">
          <table:table-cell table:style-name="Таблица3.A2" table:number-rows-spanned="2" office:value-type="string">
            <text:p text:style-name="Standard"><text:span text:style-name="T6">2021</text:span></text:p>
          </table:table-cell>
          <table:table-cell table:style-name="Таблица3.A2" office:value-type="string">
            <text:p text:style-name="P9"><text:span text:style-name="T4">вересень</text:span></text:p>
          </table:table-cell>
          <table:table-cell table:style-name="Таблица3.A2" office:value-type="string">
            <text:p text:style-name="Standard"><text:span text:style-name="T6">LÖFFLER SECURITY SYSTEMS</text:span></text:p>
            <text:p text:style-name="Standard"><text:span text:style-name="T8">javascript</text:span><text:span text:style-name="T13"> | </text:span><text:span text:style-name="T8">mobile developer</text:span></text:p>
            <text:p text:style-name="Standard"><text:span text:style-name="T13">1 рік 8 місяців</text:span></text:p>
          </table:table-cell>
        </table:table-row>
        <table:table-row table:style-name="Таблица3.3">
          <table:covered-table-cell/>
          <table:table-cell table:style-name="Таблица3.A2" office:value-type="string">
            <text:p text:style-name="P9"><text:span text:style-name="T4">листопад</text:span></text:p>
          </table:table-cell>
          <table:table-cell table:style-name="Таблица3.A2" office:value-type="string">
            <text:p text:style-name="Standard"><text:span text:style-name="T6">CART2CART</text:span></text:p>
            <text:p text:style-name="Standard"><text:span text:style-name="T8">javascript</text:span><text:span text:style-name="T13"> | </text:span><text:span text:style-name="T8">front-end developer</text:span></text:p>
            <text:p text:style-name="Standard"><text:span text:style-name="T13">8 місяців</text:span></text:p>
          </table:table-cell>
        </table:table-row>
        <table:table-row table:style-name="Таблица3.3">
          <table:table-cell table:style-name="Таблица3.A2" table:number-rows-spanned="3" office:value-type="string">
            <text:p text:style-name="Standard"><text:span text:style-name="T6">2018</text:span></text:p>
          </table:table-cell>
          <table:table-cell table:style-name="Таблица3.A2" office:value-type="string">
            <text:p text:style-name="P9"><text:span text:style-name="T4">лютий</text:span></text:p>
          </table:table-cell>
          <table:table-cell table:style-name="Таблица3.A2" office:value-type="string">
            <text:p text:style-name="Standard"><text:span text:style-name="T6">ISRAEL NATIONAL TELEVISION</text:span><text:span text:style-name="T3"><text:line-break/></text:span><text:span text:style-name="T8">javascript</text:span><text:span text:style-name="T13"> | </text:span><text:span text:style-name="T8">full-stack developer</text:span><text:span text:style-name="T3"><text:line-break/></text:span><text:span text:style-name="T13">5 місяців</text:span></text:p>
          </table:table-cell>
        </table:table-row>
        <table:table-row table:style-name="Таблица3.3">
          <table:covered-table-cell/>
          <table:table-cell table:style-name="Таблица3.A2" office:value-type="string">
            <text:p text:style-name="P9"><text:span text:style-name="T4">червень</text:span></text:p>
          </table:table-cell>
          <table:table-cell table:style-name="Таблица3.A2" office:value-type="string">
            <text:p text:style-name="Standard"><text:span text:style-name="T6">OPPORTY</text:span><text:span text:style-name="T3"><text:line-break/></text:span><text:span text:style-name="T8">javascript</text:span><text:span text:style-name="T13"> | </text:span><text:span text:style-name="T8">full-stack developer</text:span><text:span text:style-name="T13"> | </text:span><text:span text:style-name="T8">teamleader</text:span><text:span text:style-name="T3"><text:line-break/></text:span><text:span text:style-name="T13">4 місяці</text:span></text:p>
          </table:table-cell>
        </table:table-row>
        <table:table-row table:style-name="Таблица3.3">
          <table:covered-table-cell/>
          <table:table-cell table:style-name="Таблица3.A2" office:value-type="string">
            <text:p text:style-name="P9"><text:span text:style-name="T4">грудень</text:span></text:p>
          </table:table-cell>
          <table:table-cell table:style-name="Таблица3.A2" office:value-type="string">
            <text:p text:style-name="Standard"><text:span text:style-name="T6">ROCKETECH SOFTWARE DEVELOPMENT</text:span><text:span text:style-name="T3"><text:line-break/></text:span><text:span text:style-name="T9">javascript</text:span><text:span text:style-name="T13"> | </text:span><text:span text:style-name="T9">full-stack developer</text:span><text:span text:style-name="T3"><text:line-break/></text:span><text:span text:style-name="T13">2 роки 8 місяців</text:span></text:p>
          </table:table-cell>
        </table:table-row>
        <table:table-row table:style-name="Таблица3.3">
          <table:table-cell table:style-name="Таблица3.A2" office:value-type="string">
            <text:p text:style-name="Standard"><text:span text:style-name="T6">2017</text:span></text:p>
          </table:table-cell>
          <table:table-cell table:style-name="Таблица3.A2" office:value-type="string">
            <text:p text:style-name="P9"><text:span text:style-name="T4">червень</text:span></text:p>
          </table:table-cell>
          <table:table-cell table:style-name="Таблица3.A2" office:value-type="string">
            <text:p text:style-name="Standard"><text:span text:style-name="T6">OSSYSTEM</text:span><text:span text:style-name="T3"><text:line-break/></text:span><text:span text:style-name="T8">javascript</text:span><text:span text:style-name="T13"> | </text:span><text:span text:style-name="T8">full-stack developer</text:span><text:span text:style-name="T13"> | </text:span><text:span text:style-name="T8">teamleader</text:span><text:span text:style-name="T3"><text:line-break/></text:span><text:span text:style-name="T13">10 місяців</text:span></text:p>
          </table:table-cell>
        </table:table-row>
        <table:table-row table:style-name="Таблица3.3">
          <table:table-cell table:style-name="Таблица3.A2" office:value-type="string">
            <text:p text:style-name="Standard"><text:span text:style-name="T6">2016</text:span></text:p>
          </table:table-cell>
          <table:table-cell table:style-name="Таблица3.A2" office:value-type="string">
            <text:p text:style-name="P9"><text:span text:style-name="T4">липень</text:span></text:p>
          </table:table-cell>
          <table:table-cell table:style-name="Таблица3.A2" office:value-type="string">
            <text:p text:style-name="Standard"><text:span text:style-name="T6">CISCO</text:span><text:span text:style-name="T3"><text:line-break/></text:span><text:span text:style-name="T8">full-stack developer</text:span><text:span text:style-name="T3"><text:line-break/></text:span><text:span text:style-name="T13">5 місяців</text:span></text:p>
          </table:table-cell>
        </table:table-row>
        <table:table-row table:style-name="Таблица3.3">
          <table:table-cell table:style-name="Таблица3.A2" office:value-type="string">
            <text:p text:style-name="Standard"><text:span text:style-name="T6">2013</text:span></text:p>
          </table:table-cell>
          <table:table-cell table:style-name="Таблица3.A2" office:value-type="string">
            <text:p text:style-name="P9"><text:span text:style-name="T4">серпень</text:span></text:p>
          </table:table-cell>
          <table:table-cell table:style-name="Таблица3.A2" office:value-type="string">
            <text:p text:style-name="Standard"><text:span text:style-name="T6">ЙОГА 23 (Y23) ОДЕСА</text:span><text:span text:style-name="T3"><text:line-break/></text:span><text:span text:style-name="T8">full-stack developer</text:span><text:span text:style-name="T13"> | </text:span><text:span text:style-name="T8">teamleader</text:span><text:span text:style-name="T3"><text:line-break/></text:span><text:span text:style-name="T13">4 роки 3 місяці</text:span></text:p>
          </table:table-cell>
        </table:table-row>
        <table:table-row table:style-name="Таблица3.3">
          <table:table-cell table:style-name="Таблица3.A2" office:value-type="string">
            <text:p text:style-name="Standard"><text:span text:style-name="T6">2011</text:span></text:p>
          </table:table-cell>
          <table:table-cell table:style-name="Таблица3.A2" office:value-type="string">
            <text:p text:style-name="P9"><text:span text:style-name="T4">червень</text:span></text:p>
          </table:table-cell>
          <table:table-cell table:style-name="Таблица3.A2" office:value-type="string">
            <text:p text:style-name="Standard"><text:span text:style-name="T6">CONTINUUMUA</text:span><text:span text:style-name="T3"><text:line-break/></text:span><text:span text:style-name="T8">full-stack</text:span><text:span text:style-name="T13"> | </text:span><text:span text:style-name="T8">software developer</text:span><text:span text:style-name="T3"><text:line-break/></text:span><text:span text:style-name="T13">5 років</text:span></text:p>
          </table:table-cell>
        </table:table-row>
        <table:table-row table:style-name="Таблица3.3">
          <table:table-cell table:style-name="Таблица3.A2" office:value-type="string">
            <text:p text:style-name="Standard"><text:span text:style-name="T6">2010</text:span></text:p>
          </table:table-cell>
          <table:table-cell table:style-name="Таблица3.A2" office:value-type="string">
            <text:p text:style-name="P9"><text:span text:style-name="T4">вересень</text:span></text:p>
          </table:table-cell>
          <table:table-cell table:style-name="Таблица3.A2" office:value-type="string">
            <text:p text:style-name="Standard"><text:span text:style-name="T6">ООО «СПЕЦКОДСЕРВІС»</text:span><text:span text:style-name="T3"><text:line-break/></text:span><text:span text:style-name="T8">actionscript developer</text:span><text:span text:style-name="T3"><text:line-break/></text:span><text:span text:style-name="T13">10 місяців</text:span></text:p>
          </table:table-cell>
        </table:table-row>
        <table:table-row table:style-name="Таблица3.3">
          <table:table-cell table:style-name="Таблица3.A2" office:value-type="string">
            <text:p text:style-name="Standard"><text:span text:style-name="T6">2008</text:span></text:p>
          </table:table-cell>
          <table:table-cell table:style-name="Таблица3.A2" office:value-type="string">
            <text:p text:style-name="P9"><text:span text:style-name="T4">серпень</text:span></text:p>
          </table:table-cell>
          <table:table-cell table:style-name="Таблица3.A2" office:value-type="string">
            <text:p text:style-name="Standard"><text:span text:style-name="T6">FULL HOUSE LTD.</text:span><text:span text:style-name="T3"><text:line-break/></text:span><text:span text:style-name="T8">software developer</text:span><text:span text:style-name="T3"><text:line-break/></text:span><text:span text:style-name="T13">5 місяців</text:span></text:p>
          </table:table-cell>
        </table:table-row>
        <table:table-row table:style-name="Таблица3.3">
          <table:table-cell table:style-name="Таблица3.A2" office:value-type="string">
            <text:p text:style-name="Standard"><text:span text:style-name="T6">2007</text:span></text:p>
          </table:table-cell>
          <table:table-cell table:style-name="Таблица3.A2" office:value-type="string">
            <text:p text:style-name="P9"><text:span text:style-name="T4">березень</text:span></text:p>
          </table:table-cell>
          <table:table-cell table:style-name="Таблица3.A2" office:value-type="string">
            <text:p text:style-name="Standard"><text:span text:style-name="T6">SEA&amp;LAND AGENCY</text:span><text:span text:style-name="T3"><text:line-break/></text:span><text:span text:style-name="T8">software developer</text:span><text:span text:style-name="T3"><text:line-break/></text:span><text:span text:style-name="T13">1 рік 6 місяців</text:span></text:p>
          </table:table-cell>
        </table:table-row>
        <table:table-row table:style-name="Таблица3.3">
          <table:table-cell table:style-name="Таблица3.A2" office:value-type="string">
            <text:p text:style-name="P5"/>
          </table:table-cell>
          <table:table-cell table:style-name="Таблица3.A2" office:value-type="string">
            <text:p text:style-name="P9"><text:span text:style-name="T4">січень</text:span></text:p>
          </table:table-cell>
          <table:table-cell table:style-name="Таблица3.A2" office:value-type="string">
            <text:p text:style-name="Standard"><text:span text:style-name="T6">ПП АВТОТРАНСКОНТЕЙНЕР</text:span><text:span text:style-name="T3"><text:line-break/></text:span><text:span text:style-name="T8">software developer</text:span><text:span text:style-name="T3"><text:line-break/></text:span><text:span text:style-name="T13">1 рік 1 місяць</text:span></text:p>
          </table:table-cell>
        </table:table-row>
        <table:table-row table:style-name="Таблица3.3">
          <table:table-cell table:style-name="Таблица3.A2" office:value-type="string">
            <text:p text:style-name="Standard"><text:span text:style-name="T6">2005</text:span></text:p>
          </table:table-cell>
          <table:table-cell table:style-name="Таблица3.A2" office:value-type="string">
            <text:p text:style-name="P9"><text:span text:style-name="T4">серпень</text:span></text:p>
          </table:table-cell>
          <table:table-cell table:style-name="Таблица3.A2" office:value-type="string">
            <text:p text:style-name="Standard"><text:span text:style-name="T6">ДП ОДЕСЬКИЙ АВІАЦІЙНИЙ ЗАВОД / AVIRS</text:span><text:span text:style-name="T3"><text:line-break/></text:span><text:span text:style-name="T8">software developer</text:span><text:span text:style-name="T3"><text:line-break/></text:span><text:span text:style-name="T13">1 рік 1 місяць</text:span></text:p>
          </table:table-cell>
        </table:table-row>
      </table:table>
      <text:p text:style-name="P8"><text:span text:style-name="T2"/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">ЩО Я СТВОРЮЮ</text:p>
          </table:table-cell>
        </table:table-row>
      </table:table>
      <text:p text:style-name="P8"><text:span text:style-name="T23"><text:line-break/></text:span><text:span text:style-name="T3">Розробка веб- і мобільних застосунків виконувалась у форматі повного циклу - від проєктування до впровадження та підтримки. У межах проєктів брав на себе реалізацію клієнтської, серверної та mobile-частини, забезпечуючи узгоджену роботу інтерфейсів, бізнес-логіки та інтеграцій. <text:line-break/><text:line-break/>Основний фокус роботи був спрямований на створення складних web-рішень і мобільних застосунків: адміністративних панелей, корпоративних платформ і клієнтських сервісів. Реалізовував структуру застосунків, ключові екрани, компоненти та сценарії взаємодії, включаючи роботу з геолокацією, картами, фоновими процесами та обробкою даних у реальному часі.</text:span></text:p>
      <text:p text:style-name="P19"><text:span text:style-name="T3">На рівні backend відповідав за проєктування API, обробку даних, інтеграцію з базами даних і зовнішніми сервісами. Реалізовував інтеграції з використанням сторонніх API (зокрема Google API), а також механізми авторизації через OAuth, забезпечуючи коректний і безпечний обмін даними між системами.</text:span></text:p>
      <text:p text:style-name="P19"><text:span text:style-name="T3">Окремим напрямком роботи була участь у модернізації фінансових систем, включаючи трансформацію legacy-рішень у бік більш структурованої доменної моделі. У межах цих задач реалізовував підхід Domain-Driven Design із виділенням доменів, побудовою бізнес-логіки на рівні доменної моделі та впровадженням CQRS-підходу. Це дозволяло поступово зменшувати залежність від монолітної архітектури без повного переписування системи та підвищувати керованість складної бізнес-логіки.</text:span></text:p>
      <text:p text:style-name="P19"><text:span text:style-name="T3">У проєктах із підвищеною складністю виконував задачі системного проєктування: визначення архітектури, розділення відповідальностей між модулями та побудову масштабованих рішень, адаптованих під зміну бізнес-вимог.</text:span></text:p>
      <text:p text:style-name="P19"><text:span text:style-name="T3">Окремо займався розробкою внутрішніх інструментів для бізнесу - систем управління контентом, даними та операційними процесами. Такі рішення дозволяли компаніям самостійно працювати з продуктом без залучення розробників у повсякденних задачах.</text:span></text:p>
      <text:p text:style-name="P19"><text:span text:style-name="T3">У межах командної роботи брав участь у декомпозиції задач, оцінці складності та технічній реалізації вимог, отриманих від проєктних менеджерів. У ряді проєктів виконував роль технічного лідера: приймав архітектурні рішення, координував розробку та контролював якість реалізації.</text:span></text:p>
      <text:p text:style-name="P19"><text:span text:style-name="T3">Результатом роботи ставали готові до використання продукти - від MVP до повноцінних систем, інтегрованих у бізнес-процеси компанії, з урахуванням вимог до продуктивності, безпеки та подальшого розвитку.</text:span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2" svg:font-family="Arial" style:font-family-generic="system" style:font-pitch="variable"/>
    <style:font-face style:name="Arial Narrow2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en" fo:country="none" style:font-name-asian="Arial Unicode MS" style:font-size-asian="11pt" style:language-asian="zh" style:country-asian="CN" style:font-name-complex="Arial Unicode M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/>
    <style:style style:name="Heading_20_2" style:display-name="Heading 2" style:family="paragraph" style:parent-style-name="normal" style:next-style-name="Text_20_body" style:default-outline-level="2" style:list-style-name="" style:class="text"/>
    <style:style style:name="Heading_20_3" style:display-name="Heading 3" style:family="paragraph" style:parent-style-name="normal" style:next-style-name="Text_20_body" style:default-outline-level="3" style:list-style-name="" style:class="text"/>
    <style:style style:name="Heading_20_4" style:display-name="Heading 4" style:family="paragraph" style:parent-style-name="normal" style:next-style-name="Text_20_body" style:default-outline-level="4" style:list-style-name="" style:class="text"/>
    <style:style style:name="Heading_20_5" style:display-name="Heading 5" style:family="paragraph" style:parent-style-name="normal" style:next-style-name="Text_20_body" style:default-outline-level="5" style:list-style-name="" style:class="text"/>
    <style:style style:name="Heading_20_6" style:display-name="Heading 6" style:family="paragraph" style:parent-style-name="normal" style:next-style-name="Text_20_body" style:default-outline-level="6" style:list-style-name="" style:class="text"/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98cm" fo:margin-bottom="0.998cm" fo:margin-left="0.998cm" fo:margin-right="0.998cm" style:writing-mode="lr-tb" style:layout-grid-color="#c0c0c0" style:layout-grid-lines="2594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6-02-20T00:31:41</dc:date>
    <dc:creator>Hattory Hanzo</dc:creator>
    <meta:generator>OpenOffice/4.1.15$Unix OpenOffice.org_project/4115m2$Build-9813</meta:generator>
    <meta:editing-duration>PT52M35S</meta:editing-duration>
    <meta:editing-cycles>4</meta:editing-cycles>
    <meta:document-statistic meta:table-count="6" meta:image-count="0" meta:object-count="0" meta:page-count="4" meta:paragraph-count="88" meta:word-count="1076" meta:character-count="8740"/>
  </office:meta>
</office:document-meta>
</file>